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Problem 2-1: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’</text:p>
          </table:table-cell>
          <table:table-cell table:style-name="ce2" office:value-type="string" calcext:value-type="string">
            <text:p>p_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SIN([.D4])-[.D4]" office:value-type="float" office:value="1" calcext:value-type="float">
            <text:p>1</text:p>
          </table:table-cell>
          <table:table-cell table:formula="of:=-COS([.D4])-1" office:value-type="float" office:value="-2" calcext:value-type="float">
            <text:p>-2</text:p>
          </table:table-cell>
          <table:table-cell table:formula="of:=[.D4]-[.B5]/[.C5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SIN([.D5])-[.D5]" office:value-type="float" office:value="0.020574461395797" calcext:value-type="float">
            <text:p>0.020574461395797</text:p>
          </table:table-cell>
          <table:table-cell table:formula="of:=-COS([.D5])-1" office:value-type="float" office:value="-1.87758256189037" calcext:value-type="float">
            <text:p>-1.87758256189037</text:p>
          </table:table-cell>
          <table:table-cell table:formula="of:=[.D5]-[.B6]/[.C6]" office:value-type="float" office:value="0.510957952962176" calcext:value-type="float">
            <text:p>0.510957952962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SIN([.D6])-[.D6]" office:value-type="float" office:value="0.0000289760902004721" calcext:value-type="float">
            <text:p>2.89760902004721E-05</text:p>
          </table:table-cell>
          <table:table-cell table:formula="of:=-COS([.D6])-1" office:value-type="float" office:value="-1.87227645643017" calcext:value-type="float">
            <text:p>-1.87227645643017</text:p>
          </table:table-cell>
          <table:table-cell table:formula="of:=[.D6]-[.B7]/[.C7]" office:value-type="float" office:value="0.510973429357289" calcext:value-type="float">
            <text:p>0.510973429357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SIN([.D7])-[.D7]" office:value-type="float" office:value="0.00000000005856448659" calcext:value-type="float">
            <text:p>5.85644865935819E-11</text:p>
          </table:table-cell>
          <table:table-cell table:formula="of:=-COS([.D7])-1" office:value-type="float" office:value="-1.87226888816621" calcext:value-type="float">
            <text:p>-1.87226888816621</text:p>
          </table:table-cell>
          <table:table-cell table:formula="of:=[.D7]-[.B8]/[.C8]" office:value-type="float" office:value="0.510973429388569" calcext:value-type="float">
            <text:p>0.510973429388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SIN([.D8])-[.D8]" office:value-type="float" office:value="0" calcext:value-type="float">
            <text:p>0</text:p>
          </table:table-cell>
          <table:table-cell table:formula="of:=-COS([.D8])-1" office:value-type="float" office:value="-1.87226888815091" calcext:value-type="float">
            <text:p>-1.87226888815091</text:p>
          </table:table-cell>
          <table:table-cell table:formula="of:=[.D8]-[.B9]/[.C9]" office:value-type="float" office:value="0.510973429388569" calcext:value-type="float">
            <text:p>0.510973429388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SIN([.D9])-[.D9]" office:value-type="float" office:value="0" calcext:value-type="float">
            <text:p>0</text:p>
          </table:table-cell>
          <table:table-cell table:formula="of:=-COS([.D9])-1" office:value-type="float" office:value="-1.87226888815091" calcext:value-type="float">
            <text:p>-1.87226888815091</text:p>
          </table:table-cell>
          <table:table-cell table:formula="of:=[.D9]-[.B10]/[.C10]" office:value-type="float" office:value="0.510973429388569" calcext:value-type="float">
            <text:p>0.510973429388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1:08:32.697873406</meta:creation-date>
    <meta:generator>LibreOffice/7.0.5.2$Linux_X86_64 LibreOffice_project/00$Build-2</meta:generator>
    <dc:date>2021-05-06T11:21:13.551583801</dc:date>
    <meta:editing-duration>PT12M37S</meta:editing-duration>
    <meta:editing-cycles>7</meta:editing-cycles>
    <meta:document-statistic meta:table-count="1" meta:cell-count="33" meta:object-count="0"/>
  </office:meta>
</office:document-meta>
</file>